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aig Jacobson</text:p>
      <text:p text:style-name="Standard">CS 484 Section 1</text:p>
      <text:p text:style-name="Standard">17 January 2014</text:p>
      <text:p text:style-name="Standard"/>
      <text:p text:style-name="P3">Lab 1 – Hotplate and Open MP</text:p>
      <text:p text:style-name="P1"/>
      <text:p text:style-name="P2">First iteration of my program was a serial version to make sure everything was working and so I could compute a few sanity checks for debugging. <text:s/>On my personal computer (Quad Core 2.2 Ghz) and without optimizations the serial program took about 11 seconds to complete, with the optimizations flag around 1.2 to 1.3 seconds. <text:s/>Apparently there are significant gains just by allowing gcc to optimize the code. <text:s/>These numbers gave me a ceiling to work with. <text:s/>I tried a few trivial attempts at making the program run faster such as using local/stack based arrays versus allocating the arrays on the heap; ultimately these minor tweaks did nothing.</text:p>
      <text:p text:style-name="P2"/>
      <text:p text:style-name="P2">Next up was to parallelize the program. <text:s/>By inserting a simple “#pragma omp parallel for” in front of the main computational loop. <text:s/>Unfortunately this degraded performance significantly when using one thread and using four threads didn't even get below the optimized serial timing (see Figure 1). <text:s/>Note that all of these are (so far) being run on my personal computer. <text:s/>I since the only change is the addition of threading then the thread create and join process is the cause of this significantly degraded performance. <text:s/>However, the run times nearly halve each time the number of threads used is doubled, showing that this method at least scales well. <text:s/>Adding parallelization for the test for convergence didn't <text:s/>noticeably effect performance and are not included in Figure 1.</text:p>
      <text:p text:style-name="P2"/>
      <text:p text:style-name="P2">The final successful attempt at parallelizing removes all of the inefficient thread create and joins to actually receive a performance gain over <text:s/>the serial version. <text:s/>My code looks much like the pseudo code shown in class on Friday, January 17 (although I coded it on Wednesday). <text:s/>The result is graphed in Figure 1. <text:s/>Again, performance is lost with 8 and 16 threads due to the four core limit.</text:p>
      <text:p text:style-name="P2"/>
      <text:p text:style-name="P2">I've tried all sorts of attempts at optimizing. <text:s/>I found that a chunk size of 64 for the loops seemed to perform optimally, other chunk sizes both larger and smaller gave a reduction in performance (see Figure 1); furthermore, just leaving the chunk size blank with dynamic scheduling or using static scheduling also reduced performance. <text:s/>When messing with the chunk size I saw more losses on the super computer than on my personal computer; overall my discovery is that not specifying a chunk size causes worse performance than when I do. <text:s/>I tried to reduce the amount of barriers I encountered by allocating an extra matrix for each thread and performing iterations in chunks equal to the thread count being used. <text:s/>This gave a reduction of performance on the supercomputer, but performed comparably on my personal machine. <text:s/>I've tried numerous re-orderings of “if” statements and even created a matrix to explicitly mark which cells had the static temperatures to aid in testing for convergence. <text:s/>All of these attempts didn't help increase performance. <text:s/>I even tried manually calculating the chunk sizes based on the thread number, which decreased performance significantly. <text:s/>I even tried having the threads leap frog through the rows of calculations, unfortunately this interferes with locality and caching; the result was an increase in runtime by about a factor of t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</meta:initial-creator>
    <meta:creation-date>2014-01-17T14:46:34</meta:creation-date>
    <dc:date>2014-01-17T16:39:50</dc:date>
    <dc:creator>V </dc:creator>
    <meta:editing-duration>PT1H38M5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8" meta:word-count="540" meta:character-count="3260" meta:non-whitespace-character-count="2705"/>
  </office:meta>
</office:document-meta>
</file>